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3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3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3.778cm" fo:min-width="0.782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7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3.016cm" fo:min-width="0.783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writing-mode="lr-tb"/>
      <style:text-properties fo:font-size="10pt"/>
    </style:style>
    <style:style style:name="P3" style:family="paragraph">
      <style:paragraph-properties fo:margin-left="0cm" fo:margin-right="0cm" fo:line-height="100%" fo:text-align="center" text:enable-numbering="false" fo:text-indent="0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left="0cm" fo:margin-right="0cm" fo:line-height="100%" text:enable-numbering="false" fo:text-indent="0cm"/>
      <style:text-properties fo:font-size="16pt"/>
    </style:style>
    <style:style style:name="P6" style:family="paragraph">
      <style:paragraph-properties fo:margin-left="0cm" fo:margin-right="0cm" fo:line-height="100%" text:enable-numbering="false" fo:text-indent="0cm" style:writing-mode="tb-rl"/>
      <style:text-properties fo:font-size="16pt"/>
    </style:style>
    <style:style style:name="T1" style:family="text">
      <style:text-properties fo:font-family="Tahoma" style:font-family-generic="swiss" style:font-pitch="variable" fo:font-size="10pt" fo:language="en" fo:country="US" style:font-size-asian="16pt" style:font-size-complex="16pt"/>
    </style:style>
    <style:style style:name="T2" style:family="text">
      <style:text-properties fo:font-family="Tahoma" style:font-family-generic="swiss" style:font-pitch="variable" fo:font-size="10pt" style:font-size-asian="16pt" style:font-size-complex="16pt"/>
    </style:style>
    <style:style style:name="T3" style:family="text">
      <style:text-properties fo:font-family="Tahoma" style:font-family-generic="swiss" style:font-pitch="variable" fo:font-size="16pt"/>
    </style:style>
    <style:style style:name="T4" style:family="text">
      <style:text-properties fo:font-family="Tahoma" style:font-family-generic="swiss" style:font-pitch="variable" fo:font-size="16pt"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55cm" svg:height="2.329cm" svg:x="2.54cm" svg:y="-0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3cm" svg:height="7.109cm" svg:x="0.399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23cm" svg:height="7.109cm" svg:x="10.179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066cm" svg:height="1.017cm" svg:x="3.971cm" svg:y="0.509cm">
          <text:p text:style-name="P3"><text:span text:style-name="T1">writeMemoryData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.066cm" svg:height="1.017cm" svg:x="3.971cm" svg:y="1.424cm">
          <text:p text:style-name="P3"><text:span text:style-name="T2">dat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82cm" svg:height="4.038cm" svg:x="11.249cm" svg:y="1.74cm">
          <text:p text:style-name="P5"><text:span text:style-name="T3">Platform model</text:span></text:p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1.283cm" svg:height="3.276cm" svg:x="1.469cm" svg:y="2.121cm">
          <text:p text:style-name="P5"><text:span text:style-name="T4">uADL model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rian Kahne</meta:initial-creator>
    <meta:creation-date>2008-04-04T11:27:21</meta:creation-date>
    <dc:creator>Brian Kahne</dc:creator>
    <dc:date>2008-04-04T13:58:25</dc:date>
    <dc:language>en-US</dc:language>
    <meta:editing-cycles>9</meta:editing-cycles>
    <meta:editing-duration>PT37M16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